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9pt" svg:height="255.23pt" svg:x="451.11pt" svg:y="146.07pt">
            <draw:object draw:notify-on-update-of-ranges="Sheet1.B1:Sheet1.B1 Sheet1.B2:Sheet1.B5 Sheet1.C1:Sheet1.C1 Sheet1.C2:Sheet1.C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ort_max</text:p>
          </table:table-cell>
          <table:table-cell office:value-type="string" calcext:value-type="string">
            <text:p>sort_max_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767" calcext:value-type="float">
            <text:p>0.000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0801" calcext:value-type="float">
            <text:p>0.0008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53.51pt" svg:height="255.09pt" svg:x="386.82pt" svg:y="54.06pt">
            <draw:object draw:notify-on-update-of-ranges="Sheet2.G2:Sheet2.G4 Sheet2.H2:Sheet2.H4 Sheet2.I2:Sheet2.I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ort_max</text:p>
          </table:table-cell>
          <table:table-cell office:value-type="string" calcext:value-type="string">
            <text:p>sort_min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ort_max</text:p>
          </table:table-cell>
          <table:table-cell office:value-type="string" calcext:value-type="string">
            <text:p>sort_min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777" calcext:value-type="float">
            <text:p>0.0007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5227" calcext:value-type="float">
            <text:p>0.0005227</text:p>
          </table:table-cell>
          <table:table-cell office:value-type="float" office:value="0.0004807" calcext:value-type="float">
            <text:p>0.0004807</text:p>
          </table:table-cell>
          <table:table-cell office:value-type="float" office:value="0.000518" calcext:value-type="float">
            <text:p>0.000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469" calcext:value-type="float">
            <text:p>0.0004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54725" calcext:value-type="float">
            <text:p>0.00054725</text:p>
          </table:table-cell>
          <table:table-cell office:value-type="float" office:value="0.00074375" calcext:value-type="float">
            <text:p>0.00074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6585" calcext:value-type="float">
            <text:p>0.0006585</text:p>
          </table:table-cell>
          <table:table-cell office:value-type="float" office:value="0.0006081" calcext:value-type="float">
            <text:p>0.0006081</text:p>
          </table:table-cell>
          <table:table-cell office:value-type="float" office:value="0.000676" calcext:value-type="float">
            <text:p>0.0006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19" calcext:value-type="float">
            <text:p>0.0003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369" calcext:value-type="float">
            <text:p>0.00036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367" calcext:value-type="float">
            <text:p>0.00036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71" calcext:value-type="float">
            <text:p>0.00067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543" calcext:value-type="float">
            <text:p>0.00054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496" calcext:value-type="float">
            <text:p>0.0004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689" calcext:value-type="float">
            <text:p>0.000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0005227" calcext:value-type="float">
            <text:p>0.0005227</text:p>
          </table:table-cell>
          <table:table-cell table:formula="of:=AVERAGE([.C2:.C11])" office:value-type="float" office:value="0.0004807" calcext:value-type="float">
            <text:p>0.0004807</text:p>
          </table:table-cell>
          <table:table-cell table:formula="of:=AVERAGE([.D2:.D11])" office:value-type="float" office:value="0.000518" calcext:value-type="float">
            <text:p>0.00051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391" calcext:value-type="float">
            <text:p>0.00039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69" calcext:value-type="float">
            <text:p>0.00056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084" calcext:value-type="float">
            <text:p>0.000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13" calcext:value-type="float">
            <text:p>0.00061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084" calcext:value-type="float">
            <text:p>0.000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827" calcext:value-type="float">
            <text:p>0.0008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718" calcext:value-type="float">
            <text:p>0.00071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0732" calcext:value-type="float">
            <text:p>0.00073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681" calcext:value-type="float">
            <text:p>0.00068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549" calcext:value-type="float">
            <text:p>0.000549</text:p>
          </table:table-cell>
          <table:table-cell table:number-columns-repeated="5"/>
        </table:table-row>
        <table:table-row table:style-name="ro1">
          <table:table-cell/>
          <table:table-cell table:formula="of:=AVERAGE([.B13:.B22])" office:value-type="float" office:value="0.0006585" calcext:value-type="float">
            <text:p>0.0006585</text:p>
          </table:table-cell>
          <table:table-cell table:formula="of:=AVERAGE([.C13:.C22])" office:value-type="float" office:value="0.0006081" calcext:value-type="float">
            <text:p>0.0006081</text:p>
          </table:table-cell>
          <table:table-cell table:formula="of:=AVERAGE([.D13:.D22])" office:value-type="float" office:value="0.000676" calcext:value-type="float">
            <text:p>0.00067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1162" calcext:value-type="float">
            <text:p>0.00116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459" calcext:value-type="float">
            <text:p>0.00045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46" calcext:value-type="float">
            <text:p>0.0004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894" calcext:value-type="float">
            <text:p>0.000894</text:p>
          </table:table-cell>
          <table:table-cell table:number-columns-repeated="5"/>
        </table:table-row>
        <table:table-row table:style-name="ro1">
          <table:table-cell/>
          <table:table-cell table:formula="of:=AVERAGE([.B25:.B28])" office:value-type="float" office:value="0.000573" calcext:value-type="float">
            <text:p>0.000573</text:p>
          </table:table-cell>
          <table:table-cell table:formula="of:=AVERAGE([.C25:.C28])" office:value-type="float" office:value="0.00054725" calcext:value-type="float">
            <text:p>0.00054725</text:p>
          </table:table-cell>
          <table:table-cell table:formula="of:=AVERAGE([.D25:.D28])" office:value-type="float" office:value="0.00074375" calcext:value-type="float">
            <text:p>0.000743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0:48:56.377440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8:31:11.714376669</meta:creation-date>
    <dc:date>2016-02-02T10:52:10.458573256</dc:date>
    <meta:editing-duration>PT1H34M57S</meta:editing-duration>
    <meta:editing-cycles>14</meta:editing-cycles>
    <meta:generator>LibreOffice/4.4.2.2$Linux_x86 LibreOffice_project/40m0$Build-2</meta:generator>
    <meta:document-statistic meta:table-count="2" meta:cell-count="1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3.073cm" svg:y="3.705cm" style:legend-expansion="high" chart:style-name="ch2"/>
        <chart:plot-area chart:style-name="ch3" table:cell-range-address="Sheet1.B1:Sheet1.D5" chart:data-source-has-labels="row" svg:x="0.319cm" svg:y="0.18cm" svg:width="12.436cm" svg:height="8.645cm">
          <chartooo:coordinate-region svg:x="1.602cm" svg:y="0.38cm" svg:width="11.153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:Sheet1.B1</svg:desc>
                </draw:g>
              </table:table-cell>
              <table:table-cell office:value-type="string">
                <text:p>sort_max</text:p>
                <draw:g>
                  <svg:desc>Sheet1.C1:Sheet1.C1</svg:desc>
                </draw:g>
              </table:table-cell>
              <table:table-cell office:value-type="string">
                <text:p>sort_max_mi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7">
                <text:p>0.00097</text:p>
                <draw:g>
                  <svg:desc>Sheet1.B2:Sheet1.B5</svg:desc>
                </draw:g>
              </table:table-cell>
              <table:table-cell office:value-type="float" office:value="0.000832">
                <text:p>0.000832</text:p>
                <draw:g>
                  <svg:desc>Sheet1.C2:Sheet1.C5</svg:desc>
                </draw:g>
              </table:table-cell>
              <table:table-cell office:value-type="float" office:value="0.000767">
                <text:p>0.000767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609">
                <text:p>0.000609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7">
                <text:p>0.00078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801">
                <text:p>0.000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09cm" svg:y="3.703cm" style:legend-expansion="high" chart:style-name="ch2"/>
        <chart:plot-area chart:style-name="ch3" table:cell-range-address="Sheet2.G2:Sheet2.I4" svg:x="0.32cm" svg:y="0.18cm" svg:width="13.07cm" svg:height="8.64cm">
          <chartooo:coordinate-region svg:x="1.603cm" svg:y="0.38cm" svg:width="11.78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2:Sheet2.G4" chart:class="chart:bar">
            <chart:data-point chart:repeated="3"/>
          </chart:series>
          <chart:series chart:style-name="ch8" chart:values-cell-range-address="Sheet2.H2:Sheet2.H4" chart:class="chart:bar">
            <chart:data-point chart:repeated="3"/>
          </chart:series>
          <chart:series chart:style-name="ch9" chart:values-cell-range-address="Sheet2.I2:Sheet2.I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227">
                <text:p>0.0005227</text:p>
                <draw:g>
                  <svg:desc>Sheet2.G2:Sheet2.G4</svg:desc>
                </draw:g>
              </table:table-cell>
              <table:table-cell office:value-type="float" office:value="0.0004807">
                <text:p>0.0004807</text:p>
                <draw:g>
                  <svg:desc>Sheet2.H2:Sheet2.H4</svg:desc>
                </draw:g>
              </table:table-cell>
              <table:table-cell office:value-type="float" office:value="0.000518">
                <text:p>0.000518</text:p>
                <draw:g>
                  <svg:desc>Sheet2.I2:Sheet2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73">
                <text:p>0.000573</text:p>
              </table:table-cell>
              <table:table-cell office:value-type="float" office:value="0.00054725">
                <text:p>0.00054725</text:p>
              </table:table-cell>
              <table:table-cell office:value-type="float" office:value="0.00074375">
                <text:p>0.0007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585">
                <text:p>0.0006585</text:p>
              </table:table-cell>
              <table:table-cell office:value-type="float" office:value="0.0006081">
                <text:p>0.0006081</text:p>
              </table:table-cell>
              <table:table-cell office:value-type="float" office:value="0.000676">
                <text:p>0.000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